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2.75mm"/>
    </style:style>
    <style:style style:name="co8" style:family="table-column">
      <style:table-column-properties fo:break-before="auto" style:column-width="19.56mm"/>
    </style:style>
    <style:style style:name="co9" style:family="table-column">
      <style:table-column-properties fo:break-before="auto" style:column-width="1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99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unction type</text:p>
          </table:table-cell>
          <table:table-cell table:style-name="ce1" office:value-type="string" calcext:value-type="string" table:number-columns-spanned="3" table:number-rows-spanned="1">
            <text:p>Weight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w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Software analysis</text:p>
          </table:table-cell>
          <table:covered-table-cell table:number-columns-repeated="3"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0]*[.B3]+[.C10]*[.C3]+[.D10]*[.D3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]*[.B4]+[.C11]*[.C4]+[.D11]*[.D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qui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*[.B5]+[.C12]*[.C5]+[.D12]*[.D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*[.B6]+[.C13]*[.C6]+[.D13]*[.D6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*[.B7]+[.C14]*[.C7]+[.D14]*[.D7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table:formula="of:=SUM([.E10:.E14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High estimation</text:p>
          </table:table-cell>
          <table:covered-table-cell/>
          <table:table-cell table:style-name="ce1" office:value-type="string" calcext:value-type="string" table:number-columns-spanned="2" table:number-rows-spanned="1">
            <text:p>Low estimation</text:p>
          </table:table-cell>
          <table:covered-table-cell/>
        </table:table-row>
        <table:table-row table:style-name="ro1">
          <table:table-cell table:number-columns-repeated="2"/>
          <table:table-cell table:style-name="ce1" table:formula="of:=42*[.E15]" office:value-type="float" office:value="4998" calcext:value-type="float" table:number-columns-spanned="2" table:number-rows-spanned="1">
            <text:p>4998</text:p>
          </table:table-cell>
          <table:covered-table-cell/>
          <table:table-cell table:style-name="ce1" table:formula="of:=67*[.E15]" office:value-type="float" office:value="7973" calcext:value-type="float" table:number-columns-spanned="2" table:number-rows-spanned="1">
            <text:p>7973</text:p>
          </table:table-cell>
          <table:covered-table-cell/>
        </table:table-row>
      </table:table>
      <table:table table:name="Feuille2" table:style-name="ta1"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COCOMO analysi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M</text:p>
          </table:table-cell>
          <table:table-cell table:number-columns-repeated="4"/>
        </table:table-row>
        <table:table-row table:style-name="ro1">
          <table:table-cell table:style-name="ce3"/>
          <table:table-cell table:formula="of:=[Feuille1.C17]/1000" office:value-type="float" office:value="4.998" calcext:value-type="float">
            <text:p>4,998</text:p>
          </table:table-cell>
          <table:table-cell table:formula="of:=[.B22]" office:value-type="float" office:value="1.05115952380952" calcext:value-type="float">
            <text:p>1,0511595238</text:p>
          </table:table-cell>
          <table:table-cell table:number-columns-repeated="5"/>
        </table:table-row>
        <table:table-row table:style-name="ro1">
          <table:table-cell table:style-name="ce3"/>
          <table:table-cell table:formula="of:=[Feuille1.E17]/1000" office:value-type="float" office:value="7.973" calcext:value-type="float">
            <text:p>7,973</text:p>
          </table:table-cell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Calculation of E based on scale factors</text:p>
          </table:table-cell>
          <table:covered-table-cell table:number-columns-repeated="6"/>
          <table:table-cell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Scale Factors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table:style-name="ce3" office:value-type="string" calcext:value-type="string">
            <text:p>Precedentness</text:p>
          </table:table-cell>
          <table:table-cell office:value-type="float" office:value="6.2" calcext:value-type="float">
            <text:p>6,2</text:p>
          </table:table-cell>
          <table:table-cell office:value-type="float" office:value="4.96" calcext:value-type="float">
            <text:p>4,96</text:p>
          </table:table-cell>
          <table:table-cell office:value-type="float" office:value="3.72" calcext:value-type="float">
            <text:p>3,72</text:p>
          </table:table-cell>
          <table:table-cell office:value-type="float" office:value="2.48" calcext:value-type="float">
            <text:p>2,48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([.B10]*[.B11]+[.C10]*[.C11]+[.D10]*[.D11]+[.E10]*[.E11]+[.F10]*[.F11]+[.G10]*[.G11])/SUM([.B11:.G11])" office:value-type="float" office:value="2.48" calcext:value-type="float">
            <text:p>2,48</text:p>
          </table:table-cell>
        </table:table-row>
        <table:table-row table:style-name="ro1">
          <table:table-cell table:style-name="ce3" office:value-type="string" calcext:value-type="string">
            <text:p>Flexibility</text:p>
          </table:table-cell>
          <table:table-cell office:value-type="float" office:value="5.07" calcext:value-type="float">
            <text:p>5,07</text:p>
          </table:table-cell>
          <table:table-cell office:value-type="float" office:value="4.05" calcext:value-type="float">
            <text:p>4,05</text:p>
          </table:table-cell>
          <table:table-cell office:value-type="float" office:value="3.04" calcext:value-type="float">
            <text:p>3,04</text:p>
          </table:table-cell>
          <table:table-cell office:value-type="float" office:value="2.03" calcext:value-type="float">
            <text:p>2,03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([.B12]*[.B13]+[.C12]*[.C13]+[.D12]*[.D13]+[.E12]*[.E13]+[.F12]*[.F13]+[.G12]*[.G13])/SUM([.B13:.G13])" office:value-type="float" office:value="2.02666666666667" calcext:value-type="float">
            <text:p>2,0266666667</text:p>
          </table:table-cell>
        </table:table-row>
        <table:table-row table:style-name="ro1">
          <table:table-cell table:style-name="ce3" office:value-type="string" calcext:value-type="string">
            <text:p>Resolution</text:p>
          </table:table-cell>
          <table:table-cell office:value-type="float" office:value="7.07" calcext:value-type="float">
            <text:p>7,07</text:p>
          </table:table-cell>
          <table:table-cell office:value-type="float" office:value="5.65" calcext:value-type="float">
            <text:p>5,65</text:p>
          </table:table-cell>
          <table:table-cell office:value-type="float" office:value="4.24" calcext:value-type="float">
            <text:p>4,24</text:p>
          </table:table-cell>
          <table:table-cell office:value-type="float" office:value="2.83" calcext:value-type="float">
            <text:p>2,83</text:p>
          </table:table-cell>
          <table:table-cell office:value-type="float" office:value="1.41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#Eleme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([.B14]*[.B15]+[.C14]*[.C15]+[.D14]*[.D15]+[.E14]*[.E15]+[.F14]*[.F15]+[.G14]*[.G15])/SUM([.B15:.G15])" office:value-type="float" office:value="4.84428571428572" calcext:value-type="float">
            <text:p>4,8442857143</text:p>
          </table:table-cell>
        </table:table-row>
        <table:table-row table:style-name="ro1">
          <table:table-cell table:style-name="ce3" office:value-type="string" calcext:value-type="string">
            <text:p>TEAM cohesion</text:p>
          </table:table-cell>
          <table:table-cell office:value-type="float" office:value="5.48" calcext:value-type="float">
            <text:p>5,48</text:p>
          </table:table-cell>
          <table:table-cell office:value-type="float" office:value="4.38" calcext:value-type="float">
            <text:p>4,38</text:p>
          </table:table-cell>
          <table:table-cell office:value-type="float" office:value="3.29" calcext:value-type="float">
            <text:p>3,29</text:p>
          </table:table-cell>
          <table:table-cell office:value-type="float" office:value="2.19" calcext:value-type="float">
            <text:p>2,19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B16]*[.B17]+[.C16]*[.C17]+[.D16]*[.D17]+[.E16]*[.E17]+[.F16]*[.F17]+[.G16]*[.G17])/SUM([.B17:.G17])" office:value-type="float" office:value="1.645" calcext:value-type="float">
            <text:p>1,645</text:p>
          </table:table-cell>
        </table:table-row>
        <table:table-row table:style-name="ro1">
          <table:table-cell table:style-name="ce3" office:value-type="string" calcext:value-type="string">
            <text:p>Process Maturity</text:p>
          </table:table-cell>
          <table:table-cell office:value-type="float" office:value="7.8" calcext:value-type="float">
            <text:p>7,8</text:p>
          </table:table-cell>
          <table:table-cell office:value-type="float" office:value="6.24" calcext:value-type="float">
            <text:p>6,24</text:p>
          </table:table-cell>
          <table:table-cell office:value-type="float" office:value="4.68" calcext:value-type="float">
            <text:p>4,68</text:p>
          </table:table-cell>
          <table:table-cell office:value-type="float" office:value="3.12" calcext:value-type="float">
            <text:p>3,12</text:p>
          </table:table-cell>
          <table:table-cell office:value-type="float" office:value="1.56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([.B18]*[.B19]+[.C18]*[.C19]+[.D18]*[.D19]+[.E18]*[.E19]+[.F18]*[.F19]+[.G18]*[.G19])/SUM([.B19:.G19])" office:value-type="float" office:value="3.12" calcext:value-type="float">
            <text:p>3,12</text:p>
          </table:table-cell>
        </table:table-row>
        <table:table-row table:style-name="ro1">
          <table:table-cell table:style-name="ce3"/>
          <table:table-cell table:number-columns-repeated="4"/>
          <table:table-cell table:style-name="Default"/>
          <table:table-cell office:value-type="string" calcext:value-type="string">
            <text:p>SF sum</text:p>
          </table:table-cell>
          <table:table-cell table:style-name="ce3" table:formula="of:=[.H11]+[.H13]+[.H15]+[.H17]+[.H19]" office:value-type="float" office:value="14.1159523809524" calcext:value-type="float">
            <text:p>14,115952381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0.91" calcext:value-type="float">
            <text:p>0,91</text:p>
          </table:table-cell>
          <table:table-cell table:formula="of:=[.A22]+0.01*[.H20]" office:value-type="float" office:value="1.05115952380952" calcext:value-type="float">
            <text:p>1,0511595238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Cost drivers and effort multipliers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Default" office:value-type="string" calcext:value-type="string">
            <text:p>Very Low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Nominal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Very High</text:p>
          </table:table-cell>
          <table:table-cell table:style-name="Default" office:value-type="string" calcext:value-type="string">
            <text:p>Extra High</text:p>
          </table:table-cell>
          <table:table-cell/>
        </table:table-row>
        <table:table-row table:style-name="ro1">
          <table:table-cell table:style-name="Default" office:value-type="string" calcext:value-type="string">
            <text:p>RELY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26]*[.B27]+[.C26]*[.C27]+[.D26]*[.D27]+[.E26]*[.E27]+[.F26]*[.F27]+[.G26]*[.G27])/SUM([.B27:.G2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/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4" calcext:value-type="float">
            <text:p>1,14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28]*[.B29]+[.C28]*[.C29]+[.D28]*[.D29]+[.E28]*[.E29]+[.F28]*[.F29]+[.G28]*[.G29])/SUM([.B29:.G2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RUSE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0]*[.B31]+[.C30]*[.C31]+[.D30]*[.D31]+[.E30]*[.E31]+[.F30]*[.F31]+[.G30]*[.G31])/SUM([.B31:.G3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DOCU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2]*[.B33]+[.C32]*[.C33]+[.D32]*[.D33]+[.E32]*[.E33]+[.F32]*[.F33]+[.G32]*[.G33])/SUM([.B33:.G3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29" calcext:value-type="float">
            <text:p>1,29</text:p>
          </table:table-cell>
          <table:table-cell office:value-type="float" office:value="1.63" calcext:value-type="float">
            <text:p>1,63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4]*[.B35]+[.C34]*[.C35]+[.D34]*[.D35]+[.E34]*[.E35]+[.F34]*[.F35]+[.G34]*[.G35])/SUM([.B35:.G3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46" calcext:value-type="float">
            <text:p>1,46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6]*[.B37]+[.C36]*[.C37]+[.D36]*[.D37]+[.E36]*[.E37]+[.F36]*[.F37]+[.G36]*[.G37])/SUM([.B37:.G3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VOL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8]*[.B39]+[.C38]*[.C39]+[.D38]*[.D39]+[.E38]*[.E39]+[.F38]*[.F39]+[.G38]*[.G39])/SUM([.B39:.G3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ACAP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0]*[.B41]+[.C40]*[.C41]+[.D40]*[.D41]+[.E40]*[.E41]+[.F40]*[.F41]+[.G40]*[.G41])/SUM([.B41:.G4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CAP</text:p>
          </table:table-cell>
          <table:table-cell office:value-type="float" office:value="1.34" calcext:value-type="float">
            <text:p>1,34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2]*[.B43]+[.C42]*[.C43]+[.D42]*[.D43]+[.E42]*[.E43]+[.F42]*[.F43]+[.G42]*[.G43])/SUM([.B43:.G4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CON</text:p>
          </table:table-cell>
          <table:table-cell office:value-type="float" office:value="1.29" calcext:value-type="float">
            <text:p>1,29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4]*[.B45]+[.C44]*[.C45]+[.D44]*[.D45]+[.E44]*[.E45]+[.F44]*[.F45]+[.G44]*[.G45])/SUM([.B45:.G4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APEX</text:p>
          </table:table-cell>
          <table:table-cell office:value-type="float" office:value="1.22" calcext:value-type="float">
            <text:p>1,2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6]*[.B47]+[.C46]*[.C47]+[.D46]*[.D47]+[.E46]*[.E47]+[.F46]*[.F47]+[.G46]*[.G47])/SUM([.B47:.G4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LEX</text:p>
          </table:table-cell>
          <table:table-cell office:value-type="float" office:value="1.19" calcext:value-type="float">
            <text:p>1,19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8]*[.B49]+[.C48]*[.C49]+[.D48]*[.D49]+[.E48]*[.E49]+[.F48]*[.F49]+[.G48]*[.G49])/SUM([.B49:.G4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LTEX</text:p>
          </table:table-cell>
          <table:table-cell office:value-type="float" office:value="1.2" calcext:value-type="float">
            <text:p>1,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0]*[.B51]+[.C50]*[.C51]+[.D50]*[.D51]+[.E50]*[.E51]+[.F50]*[.F51]+[.G50]*[.G51])/SUM([.B51:.G5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TOOL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2]*[.B53]+[.C52]*[.C53]+[.D52]*[.D53]+[.E52]*[.E53]+[.F52]*[.F53]+[.G52]*[.G53])/SUM([.B53:.G5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ITE</text:p>
          </table:table-cell>
          <table:table-cell office:value-type="float" office:value="1.22" calcext:value-type="float">
            <text:p>1,2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4]*[.B55]+[.C54]*[.C55]+[.D54]*[.D55]+[.E54]*[.E55]+[.F54]*[.F55]+[.G54]*[.G55])/SUM([.B55:.G5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CED</text:p>
          </table:table-cell>
          <table:table-cell office:value-type="float" office:value="1.43" calcext:value-type="float">
            <text:p>1,43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6]*[.B57]+[.C56]*[.C57]+[.D56]*[.D57]+[.E56]*[.E57]+[.F56]*[.F57]+[.G56]*[.G57])/SUM([.B57:.G5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CPLX</text:p>
          </table:table-cell>
          <table:table-cell office:value-type="float" office:value="0.73" calcext:value-type="float">
            <text:p>0,73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34" calcext:value-type="float">
            <text:p>1,34</text:p>
          </table:table-cell>
          <table:table-cell office:value-type="float" office:value="1.74" calcext:value-type="float">
            <text:p>1,74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8]*[.B59]+[.C58]*[.C59]+[.D58]*[.D59]+[.E58]*[.E59]+[.F58]*[.F59]+[.G58]*[.G59])/SUM([.B59:.G59])" office:value-type="string" office:string-value="" calcext:value-type="error">
            <text:p>#DIV/0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8:53:44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8:12:10.634000000</meta:creation-date>
    <dc:date>2017-01-22T21:46:36.110000000</dc:date>
    <meta:editing-duration>PT1H4M57S</meta:editing-duration>
    <meta:editing-cycles>16</meta:editing-cycles>
    <meta:generator>LibreOffice/5.1.5.2$Windows_x86 LibreOffice_project/7a864d8825610a8c07cfc3bc01dd4fce6a9447e5</meta:generator>
    <meta:document-statistic meta:table-count="2" meta:cell-count="399" meta:object-count="0"/>
  </office:meta>
</office:document-meta>
</file>